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X</mi>
            <mrow>
              <mo fence="true" form="prefix" stretchy="true">(</mo>
              <mrow>
                <mi>s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frac>
              <mrow>
                <mn>8</mn>
                <mi>s</mi>
                <mrow>
                  <mspace width="2em"/>
                  <mo stretchy="false">+</mo>
                  <mspace width="2em"/>
                </mrow>
                <mn>10</mn>
              </mrow>
              <mrow>
                <mrow>
                  <mo fence="true" form="prefix" stretchy="true">(</mo>
                  <mrow>
                    <mrow>
                      <mi>s</mi>
                      <mo stretchy="false">+</mo>
                      <mn>1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s</mi>
                      <mo stretchy="false">+</mo>
                      <mn>3</mn>
                    </mrow>
                  </mrow>
                  <mo fence="true" form="postfix" stretchy="true">)</mo>
                </mrow>
                <mn>³</mn>
              </mrow>
            </mfrac>
          </mrow>
        </mtd>
      </mtr>
      <mtr>
        <mtd>
          <mrow/>
        </mtd>
      </mtr>
      <mtr>
        <mtd>
          <mrow>
            <mn>8</mn>
            <mrow>
              <mrow>
                <mi>s</mi>
                <mo stretchy="false">+</mo>
                <mn>10</mn>
              </mrow>
              <mo stretchy="false">=</mo>
              <mi>A</mi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³</mn>
              <mo stretchy="false">+</mo>
              <mi>B</mi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²</mn>
              <mo stretchy="false">+</mo>
              <mi>C</mi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i>s</mi>
                    <mo stretchy="false">+</mo>
                    <mn>3</mn>
                  </mrow>
                </mrow>
                <mo fence="true" form="postfix" stretchy="true">)</mo>
              </mrow>
              <mo stretchy="false">+</mo>
              <mi>D</mi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s</mi>
            <mo stretchy="false">=</mo>
            <mrow>
              <mo stretchy="false">−</mo>
              <mn>3</mn>
            </mrow>
          </mrow>
        </mtd>
      </mtr>
      <mtr>
        <mtd>
          <mrow/>
        </mtd>
      </mtr>
      <mtr>
        <mtd>
          <mrow>
            <mrow>
              <mrow>
                <mrow>
                  <mn>8</mn>
                  <mo stretchy="false">⋅</mo>
                  <mrow>
                    <mo stretchy="false">−</mo>
                    <mn>3</mn>
                  </mrow>
                </mrow>
                <mo stretchy="false">+</mo>
                <mn>10</mn>
              </mrow>
              <mo stretchy="false">=</mo>
              <mi>A</mi>
            </mrow>
            <mrow>
              <mo fence="true" form="prefix" stretchy="true">(</mo>
              <mrow>
                <mrow>
                  <mrow>
                    <mo stretchy="false">−</mo>
                    <mn>3</mn>
                  </mrow>
                  <mo stretchy="false">+</mo>
                  <mn>3</mn>
                </mrow>
              </mrow>
              <mo fence="true" form="postfix" stretchy="true">)</mo>
            </mrow>
            <mrow>
              <mn>³</mn>
              <mo stretchy="false">+</mo>
              <mi>B</mi>
            </mrow>
            <mrow>
              <mo fence="true" form="prefix" stretchy="true">(</mo>
              <mrow>
                <mrow>
                  <mrow>
                    <mo stretchy="false">−</mo>
                    <mn>3</mn>
                  </mrow>
                  <mo stretchy="false">+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row>
                    <mo stretchy="false">−</mo>
                    <mn>3</mn>
                  </mrow>
                  <mo stretchy="false">+</mo>
                  <mn>3</mn>
                </mrow>
              </mrow>
              <mo fence="true" form="postfix" stretchy="true">)</mo>
            </mrow>
            <mrow>
              <mn>²</mn>
              <mo stretchy="false">+</mo>
              <mi>C</mi>
            </mrow>
            <mrow>
              <mo fence="true" form="prefix" stretchy="true">(</mo>
              <mrow>
                <mrow>
                  <mrow>
                    <mo stretchy="false">−</mo>
                    <mn>3</mn>
                  </mrow>
                  <mo stretchy="false">+</mo>
                  <mn>1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row>
                      <mo stretchy="false">−</mo>
                      <mn>3</mn>
                    </mrow>
                    <mo stretchy="false">+</mo>
                    <mn>3</mn>
                  </mrow>
                </mrow>
                <mo fence="true" form="postfix" stretchy="true">)</mo>
              </mrow>
              <mo stretchy="false">+</mo>
              <mi>D</mi>
            </mrow>
            <mrow>
              <mo fence="true" form="prefix" stretchy="true">(</mo>
              <mrow>
                <mrow>
                  <mrow>
                    <mo stretchy="false">−</mo>
                    <mn>3</mn>
                  </mrow>
                  <mo stretchy="false">+</mo>
                  <mn>1</mn>
                </mrow>
              </mrow>
              <mo fence="true" form="postfix" stretchy="true">)</mo>
            </mrow>
          </mrow>
        </mtd>
      </mtr>
      <mtr>
        <mtd>
          <mrow>
            <mrow>
              <mrow>
                <mo stretchy="false">−</mo>
                <mn>14</mn>
              </mrow>
              <mo stretchy="false">=</mo>
              <mrow>
                <mn>0</mn>
                <mo stretchy="false">+</mo>
                <mn>0</mn>
                <mo stretchy="false">+</mo>
                <mn>0</mn>
                <mo stretchy="false">+</mo>
                <mi>D</mi>
              </mrow>
            </mrow>
            <mrow>
              <mo fence="true" form="prefix" stretchy="true">(</mo>
              <mrow>
                <mrow>
                  <mo stretchy="false">−</mo>
                  <mn>2</mn>
                </mrow>
              </mrow>
              <mo fence="true" form="postfix" stretchy="true">)</mo>
            </mrow>
          </mrow>
        </mtd>
      </mtr>
      <mtr>
        <mtd>
          <mrow>
            <mi>D</mi>
            <mrow>
              <mspace width="2em"/>
              <mo stretchy="false">=</mo>
              <mspace width="2em"/>
            </mrow>
            <mn>7</mn>
          </mrow>
        </mtd>
      </mtr>
      <mtr>
        <mtd>
          <mrow/>
        </mtd>
      </mtr>
      <mtr>
        <mtd>
          <mrow>
            <mi>s</mi>
            <mo stretchy="false">=</mo>
            <mrow>
              <mo stretchy="false">−</mo>
              <mn>1</mn>
            </mrow>
          </mrow>
        </mtd>
      </mtr>
      <mtr>
        <mtd>
          <mrow>
            <mrow>
              <mrow>
                <mrow>
                  <mo stretchy="false">−</mo>
                  <mn>8</mn>
                </mrow>
                <mo stretchy="false">+</mo>
                <mn>10</mn>
              </mrow>
              <mo stretchy="false">=</mo>
              <mi>A</mi>
            </mrow>
            <mrow>
              <mo fence="true" form="prefix" stretchy="true">(</mo>
              <mrow>
                <mrow>
                  <mrow>
                    <mo stretchy="false">−</mo>
                    <mn>1</mn>
                  </mrow>
                  <mo stretchy="false">+</mo>
                  <mn>3</mn>
                </mrow>
              </mrow>
              <mo fence="true" form="postfix" stretchy="true">)</mo>
            </mrow>
            <mrow>
              <mn>³</mn>
              <mo stretchy="false">+</mo>
              <mi>B</mi>
            </mrow>
            <mrow>
              <mo fence="true" form="prefix" stretchy="true">(</mo>
              <mrow>
                <mrow>
                  <mrow>
                    <mo stretchy="false">−</mo>
                    <mn>1</mn>
                  </mrow>
                  <mo stretchy="false">+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row>
                    <mo stretchy="false">−</mo>
                    <mn>1</mn>
                  </mrow>
                  <mo stretchy="false">+</mo>
                  <mn>3</mn>
                </mrow>
              </mrow>
              <mo fence="true" form="postfix" stretchy="true">)</mo>
            </mrow>
            <mrow>
              <mn>²</mn>
              <mo stretchy="false">+</mo>
              <mi>C</mi>
            </mrow>
            <mrow>
              <mo fence="true" form="prefix" stretchy="true">(</mo>
              <mrow>
                <mrow>
                  <mrow>
                    <mo stretchy="false">−</mo>
                    <mn>1</mn>
                  </mrow>
                  <mo stretchy="false">+</mo>
                  <mn>1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i>s</mi>
                    <mo stretchy="false">+</mo>
                    <mn>3</mn>
                  </mrow>
                </mrow>
                <mo fence="true" form="postfix" stretchy="true">)</mo>
              </mrow>
              <mo stretchy="false">+</mo>
              <mn>7</mn>
            </mrow>
            <mrow>
              <mo fence="true" form="prefix" stretchy="true">(</mo>
              <mrow>
                <mrow>
                  <mrow>
                    <mo stretchy="false">−</mo>
                    <mn>1</mn>
                  </mrow>
                  <mo stretchy="false">+</mo>
                  <mn>1</mn>
                </mrow>
              </mrow>
              <mo fence="true" form="postfix" stretchy="true">)</mo>
            </mrow>
          </mrow>
        </mtd>
      </mtr>
      <mtr>
        <mtd>
          <mrow>
            <mrow>
              <mn>2</mn>
              <mo stretchy="false">=</mo>
              <mi>A</mi>
            </mrow>
            <mrow>
              <mo fence="true" form="prefix" stretchy="true">(</mo>
              <mrow>
                <mn>2</mn>
              </mrow>
              <mo fence="true" form="postfix" stretchy="true">)</mo>
            </mrow>
            <mrow>
              <mn>³</mn>
              <mo stretchy="false">+</mo>
              <mn>0</mn>
              <mo stretchy="false">+</mo>
              <mn>0</mn>
              <mo stretchy="false">+</mo>
              <mn>0</mn>
            </mrow>
          </mrow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row>
              <mfrac>
                <mn>2</mn>
                <mn>8</mn>
              </mfrac>
              <mo stretchy="false">=</mo>
              <mfrac>
                <mn>1</mn>
                <mn>4</mn>
              </mfrac>
            </mrow>
          </mrow>
        </mtd>
      </mtr>
      <mtr>
        <mtd>
          <mrow/>
        </mtd>
      </mtr>
      <mtr>
        <mtd>
          <mrow>
            <mn>8</mn>
            <mrow>
              <mrow>
                <mi>s</mi>
                <mo stretchy="false">+</mo>
                <mn>10</mn>
              </mrow>
              <mo stretchy="false">=</mo>
              <mfrac>
                <mn>1</mn>
                <mn>4</mn>
              </mfrac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³</mn>
              <mo stretchy="false">+</mo>
              <mi>B</mi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²</mn>
              <mo stretchy="false">+</mo>
              <mi>C</mi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i>s</mi>
                    <mo stretchy="false">+</mo>
                    <mn>3</mn>
                  </mrow>
                </mrow>
                <mo fence="true" form="postfix" stretchy="true">)</mo>
              </mrow>
              <mo stretchy="false">+</mo>
              <mn>7</mn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n>8</mn>
            <mrow>
              <mrow>
                <mi>s</mi>
                <mo stretchy="false">+</mo>
                <mn>10</mn>
              </mrow>
              <mo stretchy="false">=</mo>
              <mfrac>
                <mn>1</mn>
                <mn>4</mn>
              </mfrac>
            </mrow>
            <mrow>
              <mrow>
                <mo fence="true" form="prefix" stretchy="true">(</mo>
                <mrow>
                  <mrow>
                    <mrow>
                      <mrow>
                        <mrow>
                          <mi>s</mi>
                          <mrow>
                            <mn>³</mn>
                            <mo stretchy="false">+</mo>
                            <mn>9</mn>
                          </mrow>
                          <mi>s</mi>
                          <mn>²</mn>
                        </mrow>
                        <mo stretchy="false">+</mo>
                        <mn>27</mn>
                      </mrow>
                      <mi>s</mi>
                    </mrow>
                    <mo stretchy="false">+</mo>
                    <mn>27</mn>
                  </mrow>
                </mrow>
                <mo fence="true" form="postfix" stretchy="true">)</mo>
              </mrow>
              <mo stretchy="false">+</mo>
              <mi>B</mi>
            </mrow>
            <mrow>
              <mo fence="true" form="prefix" stretchy="true">(</mo>
              <mrow>
                <mrow>
                  <mrow>
                    <mrow>
                      <mrow>
                        <mi>s</mi>
                        <mrow>
                          <mn>³</mn>
                          <mo stretchy="false">+</mo>
                          <mn>7</mn>
                        </mrow>
                        <mi>s</mi>
                        <mn>²</mn>
                      </mrow>
                      <mo stretchy="false">+</mo>
                      <mn>15</mn>
                    </mrow>
                    <mi>s</mi>
                  </mrow>
                  <mo stretchy="false">+</mo>
                  <mn>9</mn>
                </mrow>
              </mrow>
              <mo fence="true" form="postfix" stretchy="true">)</mo>
            </mrow>
            <mrow>
              <mspace width="2em"/>
              <mo stretchy="false">+</mo>
              <mi>C</mi>
            </mrow>
            <mrow>
              <mo fence="true" form="prefix" stretchy="true">(</mo>
              <mrow>
                <mrow>
                  <mrow>
                    <mi>s</mi>
                    <mrow>
                      <mn>²</mn>
                      <mo stretchy="false">+</mo>
                      <mn>4</mn>
                    </mrow>
                    <mi>s</mi>
                  </mrow>
                  <mo stretchy="false">+</mo>
                  <mn>3</mn>
                </mrow>
              </mrow>
              <mo fence="true" form="postfix" stretchy="true">)</mo>
            </mrow>
            <mrow>
              <mspace width="2em"/>
              <mo stretchy="false">+</mo>
              <mn>7</mn>
            </mrow>
            <mi>s</mi>
            <mrow>
              <mspace width="2em"/>
              <mo stretchy="false">+</mo>
              <mn>1</mn>
            </mrow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row>
              <mfrac>
                <mn>1</mn>
                <mn>4</mn>
              </mfrac>
              <mo stretchy="false">+</mo>
              <mi>B</mi>
            </mrow>
          </mrow>
        </mtd>
      </mtr>
      <mtr>
        <mtd>
          <mrow>
            <mi>B</mi>
            <mrow>
              <mspace width="2em"/>
              <mo stretchy="false">=</mo>
              <mrow>
                <mspace width="2em"/>
                <mo stretchy="false">−</mo>
                <mfrac>
                  <mn>1</mn>
                  <mn>4</mn>
                </mfrac>
              </mrow>
            </mrow>
          </mrow>
        </mtd>
      </mtr>
      <mtr>
        <mtd>
          <mrow/>
        </mtd>
      </mtr>
      <mtr>
        <mtd>
          <mrow>
            <mn>8</mn>
            <mrow>
              <mrow>
                <mi>s</mi>
                <mo stretchy="false">+</mo>
                <mn>10</mn>
              </mrow>
              <mo stretchy="false">=</mo>
              <mfrac>
                <mn>1</mn>
                <mn>4</mn>
              </mfrac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³</mn>
              <mo stretchy="false">−</mo>
              <mfrac>
                <mn>1</mn>
                <mn>4</mn>
              </mfrac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s</mi>
                  <mo stretchy="false">+</mo>
                  <mn>3</mn>
                </mrow>
              </mrow>
              <mo fence="true" form="postfix" stretchy="true">)</mo>
            </mrow>
            <mrow>
              <mn>²</mn>
              <mo stretchy="false">+</mo>
              <mi>C</mi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  <mrow>
              <mrow>
                <mo fence="true" form="prefix" stretchy="true">(</mo>
                <mrow>
                  <mrow>
                    <mi>s</mi>
                    <mo stretchy="false">+</mo>
                    <mn>3</mn>
                  </mrow>
                </mrow>
                <mo fence="true" form="postfix" stretchy="true">)</mo>
              </mrow>
              <mo stretchy="false">+</mo>
              <mn>7</mn>
            </mrow>
            <mrow>
              <mo fence="true" form="prefix" stretchy="true">(</mo>
              <mrow>
                <mrow>
                  <mi>s</mi>
                  <mo stretchy="false">+</mo>
                  <mn>1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s</mi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i>C</mi>
            <mrow>
              <mspace width="2em"/>
              <mo stretchy="false">=</mo>
              <mspace width="2em"/>
            </mrow>
            <mrow>
              <mfrac>
                <mrow>
                  <mn>3</mn>
                  <mo stretchy="false">−</mo>
                  <mfrac>
                    <mn>27</mn>
                    <mn>4</mn>
                  </mfrac>
                  <mo stretchy="false">+</mo>
                  <mfrac>
                    <mn>9</mn>
                    <mn>4</mn>
                  </mfrac>
                </mrow>
                <mn>3</mn>
              </mfrac>
              <mo stretchy="false">=</mo>
              <mfrac>
                <mrow>
                  <mfrac>
                    <mn>12</mn>
                    <mn>4</mn>
                  </mfrac>
                  <mo stretchy="false">−</mo>
                  <mfrac>
                    <mn>18</mn>
                    <mn>4</mn>
                  </mfrac>
                </mrow>
                <mn>3</mn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</mrow>
        </mtd>
      </mtr>
      <mtr>
        <mtd>
          <mrow/>
        </mtd>
      </mtr>
      <mtr>
        <mtd>
          <mrow>
            <mrow>
              <mfrac>
                <mn>1</mn>
                <mn>4</mn>
              </mfrac>
              <mo stretchy="false">⋅</mo>
              <mfrac>
                <mn>1</mn>
                <mrow>
                  <mo fence="true" form="prefix" stretchy="true">(</mo>
                  <mrow>
                    <mrow>
                      <mi>s</mi>
                      <mo stretchy="false">+</mo>
                      <mn>1</mn>
                    </mrow>
                  </mrow>
                  <mo fence="true" form="postfix" stretchy="true">)</mo>
                </mrow>
              </mfrac>
            </mrow>
            <mo stretchy="false">−</mo>
            <mrow>
              <mfrac>
                <mn>1</mn>
                <mn>4</mn>
              </mfrac>
              <mo stretchy="false">⋅</mo>
              <mfrac>
                <mn>1</mn>
                <mrow>
                  <mo fence="true" form="prefix" stretchy="true">(</mo>
                  <mrow>
                    <mrow>
                      <mi>s</mi>
                      <mo stretchy="false">+</mo>
                      <mn>3</mn>
                    </mrow>
                  </mrow>
                  <mo fence="true" form="postfix" stretchy="true">)</mo>
                </mrow>
              </mfrac>
            </mrow>
            <mo stretchy="false">−</mo>
            <mrow>
              <mfrac>
                <mn>1</mn>
                <mn>2</mn>
              </mfrac>
              <mo stretchy="false">⋅</mo>
              <mfrac>
                <mn>1</mn>
                <mrow>
                  <mrow>
                    <mo fence="true" form="prefix" stretchy="true">(</mo>
                    <mrow>
                      <mrow>
                        <mi>s</mi>
                        <mo stretchy="false">+</mo>
                        <mn>3</mn>
                      </mrow>
                    </mrow>
                    <mo fence="true" form="postfix" stretchy="true">)</mo>
                  </mrow>
                  <mn>²</mn>
                </mrow>
              </mfrac>
            </mrow>
            <mo stretchy="false">+</mo>
            <mrow>
              <mn>7</mn>
              <mo stretchy="false">⋅</mo>
              <mfrac>
                <mn>1</mn>
                <mrow>
                  <mrow>
                    <mo fence="true" form="prefix" stretchy="true">(</mo>
                    <mrow>
                      <mrow>
                        <mi>s</mi>
                        <mo stretchy="false">+</mo>
                        <mn>3</mn>
                      </mrow>
                    </mrow>
                    <mo fence="true" form="postfix" stretchy="true">)</mo>
                  </mrow>
                  <mn>³</mn>
                </mrow>
              </mfrac>
            </mrow>
          </mrow>
        </mtd>
      </mtr>
      <mtr>
        <mtd>
          <mrow/>
        </mtd>
      </mtr>
      <mtr>
        <mtd>
          <mrow>
            <mi>x</mi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row>
                    <mrow>
                      <mfrac>
                        <mn>1</mn>
                        <mn>4</mn>
                      </mfrac>
                      <mo stretchy="false">⋅</mo>
                      <msup>
                        <mi>e</mi>
                        <mrow>
                          <mo stretchy="false">−</mo>
                          <mi>t</mi>
                        </mrow>
                      </msup>
                      <mo stretchy="false">−</mo>
                      <mfrac>
                        <mn>1</mn>
                        <mn>4</mn>
                      </mfrac>
                      <mo stretchy="false">⋅</mo>
                      <msup>
                        <mi>e</mi>
                        <mrow>
                          <mrow>
                            <mo stretchy="false">−</mo>
                            <mn>3</mn>
                          </mrow>
                          <mo stretchy="false">⋅</mo>
                          <mi>t</mi>
                        </mrow>
                      </msup>
                      <mo stretchy="false">−</mo>
                      <mfrac>
                        <mn>1</mn>
                        <mn>2</mn>
                      </mfrac>
                      <mo stretchy="false">⋅</mo>
                      <msup>
                        <mi>e</mi>
                        <mrow>
                          <mo stretchy="false">−</mo>
                          <mn>3</mn>
                        </mrow>
                      </msup>
                    </mrow>
                    <mrow>
                      <mi>t</mi>
                      <mo stretchy="false">⋅</mo>
                      <mi>t</mi>
                      <mo stretchy="false">+</mo>
                      <mfrac>
                        <mn>7</mn>
                        <mn>6</mn>
                      </mfrac>
                      <mo stretchy="false">⋅</mo>
                      <msup>
                        <mi>e</mi>
                        <mrow>
                          <mo stretchy="false">−</mo>
                          <mn>3</mn>
                        </mrow>
                      </msup>
                    </mrow>
                    <mrow>
                      <mi>t</mi>
                      <mo stretchy="false">⋅</mo>
                      <msup>
                        <mi>t</mi>
                        <mn>2</mn>
                      </msup>
                    </mrow>
                  </mrow>
                </mrow>
                <mo fence="true" form="postfix" stretchy="true">)</mo>
              </mrow>
              <mo stretchy="false">⋅</mo>
              <mi>u</mi>
            </mrow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{ X left ( s right ) { ~ = ~ } { { 8 s { ~ + ~ } 10 } over { left ( { s + 1 } right ) left ( { s + 3 } right ) ³ } } } newline { } newline { 8 { { s + 10 } = A } left ( { s + 3 } right ) { ³ + B } left ( { s + 1 } right ) left ( { s + 3 } right ) { ² + C } left ( { s + 1 } right ) { left ( { s + 3 } right ) + D } left ( { s + 1 } right ) } newline { } newline { s = - 3 } newline { } newline { { { { 8 cdot - 3 } + 10 } = A } left ( { - 3 + 3 } right ) { ³ + B } left ( { - 3 + 1 } right ) left ( { - 3 + 3 } right ) { ² + C } left ( { - 3 + 1 } right ) { left ( { - 3 + 3 } right ) + D } left ( { - 3 + 1 } right ) } newline { { - 14 = { { { 0 + 0 } + 0 } + D } } left ( - 2 right ) } newline { D { ~ = ~ } 7 } newline { } newline { s = - 1 } newline { { { - 8 + 10 } = A } left ( { - 1 + 3 } right ) { ³ + B } left ( { - 1 + 1 } right ) left ( { - 1 + 3 } right ) { ² + C } left ( { - 1 + 1 } right ) { left ( { s + 3 } right ) + 7 } left ( { - 1 + 1 } right ) } newline { { 2 = A } left ( 2 right ) { { { ³ + 0 } + 0 } + 0 } } newline { } newline { A { ~ = ~ } { { 2 over 8 } = { 1 over 4 } } } newline { } newline { 8 { { s + 10 } = { 1 over 4 } } left ( { s + 3 } right ) { ³ + B } left ( { s + 1 } right ) left ( { s + 3 } right ) { ² + C } left ( { s + 1 } right ) { left ( { s + 3 } right ) + 7 } left ( { s + 1 } right ) } newline { } newline { 8 { { s + 10 } = { 1 over 4 } } { left ( { { { { s { ³ + 9 } s ² } + 27 } s } + 27 } right ) + B } left ( { { { { s { ³ + 7 } s ² } + 15 } s } + 9 } right ) { ~ + C } left ( { { s { ² + 4 } s } + 3 } right ) { ~ + 7 } s { ~ + 1 } } newline { } newline { 0 { ~ = ~ } { { 1 over 4 } + B } } newline { B { ~ = { ~ - { 1 over 4 } } } } newline { } newline { 8 { { s + 10 } = { 1 over 4 } } left ( { s + 3 } right ) { ³ - { 1 over 4 } } left ( { s + 1 } right ) left ( { s + 3 } right ) { ² + C } left ( { s + 1 } right ) { left ( { s + 3 } right ) + 7 } left ( { s + 1 } right ) } newline { } newline { s { ~ = ~ } 0 } newline { } newline { C { ~ = ~ } { { { { { 3 - { 27 over 4 } } + { 9 over 4 } } over 3 } = { { { 12 over 4 } - { 18 over 4 } } over 3 } } = { - 1 over 2 } } } newline { } newline { { { { { 1 over 4 } cdot { 1 over left ( { s + 1 } right ) } } - { { 1 over 4 } cdot { 1 over left ( { s + 3 } right ) } } } - { { 1 over 2 } cdot { 1 over { left ( { s + 3 } right ) ² } } } } + { 7 cdot { 1 over { left ( { s + 3 } right ) ³ } } } } newline { } newline { x { left ( t right ) = { left ( { { { { { 1 over 4 } cdot e ^ - t } - { { 1 over 4 } cdot e ^ { - 3 cdot t } } } - { { 1 over 2 } cdot e ^ - 3 } } { { t cdot t } + { { 7 over 6 } cdot e ^ - 3 } } { t cdot t ^ 2 } } right ) cdot u } } left ( t right ) } newline { } newline { } newline { } newline { } newline { } newline { } newline { } newline { } newline { } newline { } newline { } newline { } newline { } newline { } newline {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3:34:27.094000000</meta:creation-date>
    <dc:date>2024-10-23T00:15:56.625000000</dc:date>
    <meta:editing-duration>PT5M58S</meta:editing-duration>
    <meta:editing-cycles>2</meta:editing-cycles>
    <meta:generator>LibreOffice/24.2.3.2$Windows_X86_64 LibreOffice_project/433d9c2ded56988e8a90e6b2e771ee4e6a5ab2ba</meta:generator>
  </office:meta>
</office:document-meta>
</file>